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16984" calcext:value-type="float">
            <text:p>93.2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9784" calcext:value-type="float">
            <text:p>92.7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68344" calcext:value-type="float">
            <text:p>92.6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636" calcext:value-type="float">
            <text:p>92.7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686" calcext:value-type="float">
            <text:p>91.6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0128" calcext:value-type="float">
            <text:p>90.9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6144" calcext:value-type="float">
            <text:p>90.3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0168" calcext:value-type="float">
            <text:p>91.2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1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176" calcext:value-type="float">
            <text:p>90.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044" calcext:value-type="float">
            <text:p>91.1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376" calcext:value-type="float">
            <text:p>91.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0464" calcext:value-type="float">
            <text:p>90.5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1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7336" calcext:value-type="float">
            <text:p>89.9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6568" calcext:value-type="float">
            <text:p>89.1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0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4232" calcext:value-type="float">
            <text:p>88.7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1232" calcext:value-type="float">
            <text:p>87.5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2464" calcext:value-type="float">
            <text:p>87.5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0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896" calcext:value-type="float">
            <text:p>86.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468" calcext:value-type="float">
            <text:p>86.9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3176" calcext:value-type="float">
            <text:p>87.1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336" calcext:value-type="float">
            <text:p>87.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5496" calcext:value-type="float">
            <text:p>86.6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0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504" calcext:value-type="float">
            <text:p>86.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200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672" calcext:value-type="float">
            <text:p>88.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9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5792" calcext:value-type="float">
            <text:p>85.9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9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5648" calcext:value-type="float">
            <text:p>85.5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3168" calcext:value-type="float">
            <text:p>84.7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9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8728" calcext:value-type="float">
            <text:p>83.5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3456" calcext:value-type="float">
            <text:p>81.7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9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1304" calcext:value-type="float">
            <text:p>82.0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0992" calcext:value-type="float">
            <text:p>81.8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9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0112" calcext:value-type="float">
            <text:p>82.4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2208" calcext:value-type="float">
            <text:p>80.9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8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3104" calcext:value-type="float">
            <text:p>81.2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8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5376" calcext:value-type="float">
            <text:p>81.8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8464" calcext:value-type="float">
            <text:p>82.1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3616" calcext:value-type="float">
            <text:p>83.0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8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1592" calcext:value-type="float">
            <text:p>82.8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8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7248" calcext:value-type="float">
            <text:p>83.1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8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7112" calcext:value-type="float">
            <text:p>85.0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8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6736" calcext:value-type="float">
            <text:p>85.1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7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08064" calcext:value-type="float">
            <text:p>82.8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884" calcext:value-type="float">
            <text:p>82.1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708" calcext:value-type="float">
            <text:p>79.5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3296" calcext:value-type="float">
            <text:p>80.4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7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7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108" calcext:value-type="float">
            <text:p>77.2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6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5544" calcext:value-type="float">
            <text:p>74.0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6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1176" calcext:value-type="float">
            <text:p>71.1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6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6496" calcext:value-type="float">
            <text:p>67.9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6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9128" calcext:value-type="float">
            <text:p>67.6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6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012" calcext:value-type="float">
            <text:p>65.7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6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4768" calcext:value-type="float">
            <text:p>67.1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6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6144" calcext:value-type="float">
            <text:p>63.6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6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0864" calcext:value-type="float">
            <text:p>63.3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6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5008" calcext:value-type="float">
            <text:p>61.4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6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728" calcext:value-type="float">
            <text:p>62.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5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5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8072" calcext:value-type="float">
            <text:p>62.2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5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901</text:p>
          </table:table-cell>
          <table:table-cell office:value-type="string" calcext:value-type="string">
            <text:p>Twin Lakes Quad</text:p>
          </table:table-cell>
          <table:table-cell office:value-type="string" calcext:value-type="string">
            <text:p>195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3072" calcext:value-type="float">
            <text:p>60.3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0" meta:object-count="0"/>
    <meta:user-defined meta:name="AppVersion">3.0</meta:user-defined>
  </office:meta>
</office:document-meta>
</file>